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2.289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3.1591in"/>
    </style:style>
    <style:style style:name="co5" style:family="table-column">
      <style:table-column-properties fo:break-before="auto" style:column-width="3.4902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table:style-name="ce1"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Admin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Import</text:p>
          </table:table-cell>
          <table:table-cell office:value-type="string">
            <text:p>Importar Bases de Datos</text:p>
          </table:table-cell>
          <table:table-cell office:value-type="string">
            <text:p>Import databases</text:p>
          </table:table-cell>
          <table:table-cell office:value-type="string">
            <text:p>Importação de banco de dados</text:p>
          </table:table-cell>
          <table:table-cell office:value-type="string">
            <text:p>Importation base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UserAdmin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Ok</text:p>
          </table:table-cell>
          <table:table-cell office:value-type="string">
            <text:p>Información de usuario actualizada correctamente.</text:p>
          </table:table-cell>
          <table:table-cell office:value-type="string">
            <text:p>User information updated</text:p>
          </table:table-cell>
          <table:table-cell table:number-columns-repeated="2" office:value-type="string">
            <text:p>Usuário actualização da informação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rror</text:p>
          </table:table-cell>
          <table:table-cell office:value-type="string">
            <text:p>Error actualizando los datos del usuario</text:p>
          </table:table-cell>
          <table:table-cell office:value-type="string">
            <text:p>Error while updating user information</text:p>
          </table:table-cell>
          <table:table-cell office:value-type="string">
            <text:p>Erro ao atualizar as informações do usuário</text:p>
          </table:table-cell>
          <table:table-cell office:value-type="string">
            <text:p>Erreur lors de la mise à jour des informations 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DuplicateId</text:p>
          </table:table-cell>
          <table:table-cell office:value-type="string">
            <text:p>Nombre de usuario duplicado</text:p>
          </table:table-cell>
          <table:table-cell office:value-type="string">
            <text:p>Username duplicated</text:p>
          </table:table-cell>
          <table:table-cell office:value-type="string">
            <text:p>Usuário duplicado</text:p>
          </table:table-cell>
          <table:table-cell office:value-type="string">
            <text:p>Nom d'utilisateur en dou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must have a value</text:p>
          </table:table-cell>
          <table:table-cell office:value-type="string">
            <text:p>Campos deve ter um valor</text:p>
          </table:table-cell>
          <table:table-cell office:value-type="string">
            <text:p>Les champs doivent avoir une val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actualiz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ise á jo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msgInfoGeneral</text:p>
          </table:table-cell>
          <table:table-cell office:value-type="string">
            <text:p>Información General</text:p>
          </table:table-cell>
          <table:table-cell office:value-type="string">
            <text:p>General Information</text:p>
          </table:table-cell>
          <table:table-cell office:value-type="string">
            <text:p>Informações Gerais</text:p>
          </table:table-cell>
          <table:table-cell office:value-type="string">
            <text:p>Informations général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msgInfo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msgInfoSources</text:p>
          </table:table-cell>
          <table:table-cell office:value-type="string">
            <text:p>Fuentes</text:p>
          </table:table-cell>
          <table:table-cell office:value-type="string">
            <text:p>Sources</text:p>
          </table:table-cell>
          <table:table-cell office:value-type="string">
            <text:p>Fontes</text:p>
          </table:table-cell>
          <table:table-cell office:value-type="string">
            <text:p>Sourc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msgInfoSynopsis</text:p>
          </table:table-cell>
          <table:table-cell office:value-type="string">
            <text:p>Sinopsis</text:p>
          </table:table-cell>
          <table:table-cell office:value-type="string">
            <text:p>Synopsis</text:p>
          </table:table-cell>
          <table:table-cell office:value-type="string">
            <text:p>Sinopse</text:p>
          </table:table-cell>
          <table:table-cell office:value-type="string">
            <text:p>Synopsi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Insert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Update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Error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SerialFind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ooltipDatacardFind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r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Valor del campo Serial ya existe; no se puede guardar el registro</text:p>
          </table:table-cell>
          <table:table-cell office:value-type="string">
            <text:p>Serial field value already exists, record cannot be saved</text:p>
          </table:table-cell>
          <table:table-cell office:value-type="string">
            <text:p>Valor do campo Serial já existe, o registro não pode ser salva</text:p>
          </table:table-cell>
          <table:table-cell office:value-type="string">
            <text:p>Valeur du champ de série existe déjà, record ne peut être sauv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WithoutSource</text:p>
          </table:table-cell>
          <table:table-cell office:value-type="string">
            <text:p>Ficha sin fuente no puede ser publicada.</text:p>
          </table:table-cell>
          <table:table-cell office:value-type="string">
            <text:p>Datacard without source information cannot be published.</text:p>
          </table:table-cell>
          <table:table-cell office:value-type="string">
            <text:p>Datacard sem informação de origem não pode ser publicado.</text:p>
          </table:table-cell>
          <table:table-cell office:value-type="string">
            <text:p>Datacard sans source d'information ne peut pas être publi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Geography</text:p>
          </table:table-cell>
          <table:table-cell office:value-type="string">
            <text:p>No ha seleccionado Geografía</text:p>
          </table:table-cell>
          <table:table-cell office:value-type="string">
            <text:p>Geography has not been selected</text:p>
          </table:table-cell>
          <table:table-cell office:value-type="string">
            <text:p>Geografia não foi selecionado</text:p>
          </table:table-cell>
          <table:table-cell office:value-type="string">
            <text:p>Géographie n'a pas été sélectionn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WithoutEffects</text:p>
          </table:table-cell>
          <table:table-cell office:value-type="string">
            <text:p>Registro sin efectos no se puede guardar</text:p>
          </table:table-cell>
          <table:table-cell office:value-type="string">
            <text:p>Record without effects cannot be saved</text:p>
          </table:table-cell>
          <table:table-cell office:value-type="string">
            <text:p>Gravar sem efeitos não podem ser salvos</text:p>
          </table:table-cell>
          <table:table-cell office:value-type="string">
            <text:p>Record sans effets ne peuvent pas être sauvé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etworkError</text:p>
          </table:table-cell>
          <table:table-cell office:value-type="string">
            <text:p>Error de red, por favor intente nuevamente.</text:p>
          </table:table-cell>
          <table:table-cell office:value-type="string">
            <text:p>Network error, please try again.</text:p>
          </table:table-cell>
          <table:table-cell office:value-type="string">
            <text:p>Erro de rede, por favor, tente novamente</text:p>
          </table:table-cell>
          <table:table-cell office:value-type="string">
            <text:p>Erreur de réseau, s'il vous plaît essayer à nouveau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otFound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Found</text:p>
          </table:table-cell>
          <table:table-cell office:value-type="string">
            <text:p>Ficha encontrada y cargada</text:p>
          </table:table-cell>
          <table:table-cell office:value-type="string">
            <text:p>Datacard found and loaded</text:p>
          </table:table-cell>
          <table:table-cell office:value-type="string">
            <text:p>Registro encontrado e carregado</text:p>
          </table:table-cell>
          <table:table-cell office:value-type="string">
            <text:p>Record trouvé et charg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1 Corporación OSSO - Colombia</text:p>
          </table:table-cell>
          <table:table-cell office:value-type="string">
            <text:p>(c) 1998-2011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View</text:p>
          </table:table-cell>
          <table:table-cell office:value-type="string">
            <text:p>Ver ficha</text:p>
          </table:table-cell>
          <table:table-cell office:value-type="string">
            <text:p>View Records</text:p>
          </table:table-cell>
          <table:table-cell office:value-type="string">
            <text:p>Ver registos</text:p>
          </table:table-cell>
          <table:table-cell office:value-type="string">
            <text:p>Voir les dossie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nsertEdi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Backup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r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E-Mail desinventar@desinventar.org</text:p>
          </table:table-cell>
          <table:table-cell office:value-type="string">
            <text:p>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eleted</text:p>
          </table:table-cell>
          <table:table-cell office:value-type="string">
            <text:p>Eliminadas</text:p>
          </table:table-cell>
          <table:table-cell office:value-type="string">
            <text:p>Deleted</text:p>
          </table:table-cell>
          <table:table-cell office:value-type="string">
            <text:p>Excluída</text:p>
          </table:table-cell>
          <table:table-cell office:value-type="string">
            <text:p>Supprim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msgMap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</text:p>
          </table:table-cell>
          <table:table-cell office:value-type="string">
            <text:p>Introduction to DesInventar</text:p>
          </table:table-cell>
          <table:table-cell office:value-type="string">
            <text:p>Introdução a DesInventar</text:p>
          </table:table-cell>
          <table:table-cell office:value-type="string">
            <text:p>Introduction à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Title</text:p>
          </table:table-cell>
          <table:table-cell office:value-type="string">
            <text:p>Realizar Copia de Seguridad</text:p>
          </table:table-cell>
          <table:table-cell office:value-type="string">
            <text:p>Create Region Backup</text:p>
          </table:table-cell>
          <table:table-cell office:value-type="string">
            <text:p>Criar um backup do banco de dados</text:p>
          </table:table-cell>
          <table:table-cell office:value-type="string">
            <text:p>Créer des sauvegardes de bas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Complete</text:p>
          </table:table-cell>
          <table:table-cell office:value-type="string">
            <text:p>La copia ha sido realizada puede descargarla.</text:p>
          </table:table-cell>
          <table:table-cell table:style-name="ce1" office:value-type="string">
            <text:p>Backup has been created and can be downloaded now.</text:p>
          </table:table-cell>
          <table:table-cell office:value-type="string">
            <text:p>Backup foi criado e pode ser baixado agora.</text:p>
          </table:table-cell>
          <table:table-cell office:value-type="string">
            <text:p>Backup a été crée et peut être téléchargé dès maintenant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Parameters</text:p>
          </table:table-cell>
          <table:table-cell office:value-type="string">
            <text:p>Presione el botón para iniciar o repetir la copia de seguridad.</text:p>
          </table:table-cell>
          <table:table-cell office:value-type="string">
            <text:p>Press button to start or repeat backup.</text:p>
          </table:table-cell>
          <table:table-cell office:value-type="string">
            <text:p>Pressione a botão para iniciar ou repetir backup</text:p>
          </table:table-cell>
          <table:table-cell office:value-type="string">
            <text:p>Cliquez sur le bouton pour démarrer ou reprendre sauvegarde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Button</text:p>
          </table:table-cell>
          <table:table-cell office:value-type="string">
            <text:p>Crear Copia</text:p>
          </table:table-cell>
          <table:table-cell office:value-type="string">
            <text:p>Create Backup</text:p>
          </table:table-cell>
          <table:table-cell office:value-type="string">
            <text:p>Criar backup</text:p>
          </table:table-cell>
          <table:table-cell office:value-type="string">
            <text:p>Créer une sauvegard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Waiting</text:p>
          </table:table-cell>
          <table:table-cell office:value-type="string">
            <text:p>Por favor espere mientras se realiza la copia de seguridad.</text:p>
          </table:table-cell>
          <table:table-cell office:value-type="string">
            <text:p>Please wait while the backup is performed.</text:p>
          </table:table-cell>
          <table:table-cell office:value-type="string">
            <text:p>Por favor aguarde enquanto o backup é realizado</text:p>
          </table:table-cell>
          <table:table-cell office:value-type="string">
            <text:p>S'il vous plaît patienter pendant que la sauvegarde est effectué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Error</text:p>
          </table:table-cell>
          <table:table-cell office:value-type="string">
            <text:p>Se ha producido un error al crear la copia de seguridad.</text:p>
          </table:table-cell>
          <table:table-cell office:value-type="string">
            <text:p>There was and error while creating the backup</text:p>
          </table:table-cell>
          <table:table-cell office:value-type="string">
            <text:p>Houve um error ao criar o backup</text:p>
          </table:table-cell>
          <table:table-cell office:value-type="string">
            <text:p>Il ya eu une erreur lors de la création de la sauvegard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Title</text:p>
          </table:table-cell>
          <table:table-cell office:value-type="string">
            <text:p>Importar Base de Datos</text:p>
          </table:table-cell>
          <table:table-cell office:value-type="string">
            <text:p>Import Database</text:p>
          </table:table-cell>
          <table:table-cell office:value-type="string">
            <text:p>Importação de banco de dados</text:p>
          </table:table-cell>
          <table:table-cell office:value-type="string">
            <text:p>Import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Msg1</text:p>
          </table:table-cell>
          <table:table-cell office:value-type="string">
            <text:p>Seleccione el archivo de copia de seguridad de base de datos para importar</text:p>
          </table:table-cell>
          <table:table-cell office:value-type="string">
            <text:p>Please select the database backup file to import</text:p>
          </table:table-cell>
          <table:table-cell office:value-type="string">
            <text:p>Por favor selecione o arquivo de backup do banco de dados de importação</text:p>
          </table:table-cell>
          <table:table-cell office:value-type="string">
            <text:p>S'il vous plaît sélectionnez la sauvegarde de base de données de fichier à import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name</text:p>
          </table:table-cell>
          <table:table-cell office:value-type="string">
            <text:p>Archivo</text:p>
          </table:table-cell>
          <table:table-cell office:value-type="string">
            <text:p>Filename</text:p>
          </table:table-cell>
          <table:table-cell office:value-type="string">
            <text:p>Nome do arquivo</text:p>
          </table:table-cell>
          <table:table-cell office:value-type="string">
            <text:p>Nom du fichi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Ok</text:p>
          </table:table-cell>
          <table:table-cell office:value-type="string">
            <text:p>El archivo se envió correctamente.</text:p>
          </table:table-cell>
          <table:table-cell office:value-type="string">
            <text:p>File was successfully uploaded</text:p>
          </table:table-cell>
          <table:table-cell office:value-type="string">
            <text:p>O arquivo foi enviado com sucesso</text:p>
          </table:table-cell>
          <table:table-cell office:value-type="string">
            <text:p>Le fichier a été téléchargé avec succè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Error</text:p>
          </table:table-cell>
          <table:table-cell office:value-type="string">
            <text:p>Hubo un error con el proceso de subida por favor inténtelo de nuevo</text:p>
          </table:table-cell>
          <table:table-cell office:value-type="string">
            <text:p>There was an error with the upload process please try again</text:p>
          </table:table-cell>
          <table:table-cell office:value-type="string">
            <text:p>Houve um erro com o processo de upload por favor tente novamente</text:p>
          </table:table-cell>
          <table:table-cell office:value-type="string">
            <text:p>Il y avait une erreur avec le processus de téléchargement s'il vous plaît essayer de nouveau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Error</text:p>
          </table:table-cell>
          <table:table-cell office:value-type="string">
            <text:p>El archivo no tiene formato de copia de seguridad de base de datos</text:p>
          </table:table-cell>
          <table:table-cell office:value-type="string">
            <text:p>The file has no database backup format</text:p>
          </table:table-cell>
          <table:table-cell office:value-type="string">
            <text:p>O arquivo tem o formato de backup do banco de dados</text:p>
          </table:table-cell>
          <table:table-cell office:value-type="string">
            <text:p>Le fichier n'a pas de format de sauvegarde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BUpdated</text:p>
          </table:table-cell>
          <table:table-cell office:value-type="string">
            <text:p>Base de datos actualizada correctamente</text:p>
          </table:table-cell>
          <table:table-cell office:value-type="string">
            <text:p>Database updated correctly</text:p>
          </table:table-cell>
          <table:table-cell office:value-type="string">
            <text:p>Banco de dados atualizado corretamente</text:p>
          </table:table-cell>
          <table:table-cell office:value-type="string">
            <text:p>Base de données mis à jour correcteme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dateError</text:p>
          </table:table-cell>
          <table:table-cell office:value-type="string">
            <text:p>Base de datos no pudo se creada/actualizada</text:p>
          </table:table-cell>
          <table:table-cell office:value-type="string">
            <text:p>Database cannot be updated or created</text:p>
          </table:table-cell>
          <table:table-cell office:value-type="string">
            <text:p>Banco de dados não pode ser criado ou atualizado</text:p>
          </table:table-cell>
          <table:table-cell office:value-type="string">
            <text:p>Base de datos no pueden ser creados o actualizado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New</text:p>
          </table:table-cell>
          <table:table-cell office:value-type="string">
            <text:p>Crear nueva base de datos</text:p>
          </table:table-cell>
          <table:table-cell office:value-type="string">
            <text:p>Create new database</text:p>
          </table:table-cell>
          <table:table-cell office:value-type="string">
            <text:p>Criar um novo banco de dados</text:p>
          </table:table-cell>
          <table:table-cell office:value-type="string">
            <text:p>Créer une nouvelle bas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Clone</text:p>
          </table:table-cell>
          <table:table-cell office:value-type="string">
            <text:p>Duplicar base de datos</text:p>
          </table:table-cell>
          <table:table-cell office:value-type="string">
            <text:p>Clone database</text:p>
          </table:table-cell>
          <table:table-cell office:value-type="string">
            <text:p>Clone de banco de dados</text:p>
          </table:table-cell>
          <table:table-cell office:value-type="string">
            <text:p>Base de données en doubl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Update</text:p>
          </table:table-cell>
          <table:table-cell office:value-type="string">
            <text:p>Reemplazar base de datos existente</text:p>
          </table:table-cell>
          <table:table-cell office:value-type="string">
            <text:p>Replace an existing database</text:p>
          </table:table-cell>
          <table:table-cell office:value-type="string">
            <text:p>Substituir um banco de dados existente</text:p>
          </table:table-cell>
          <table:table-cell office:value-type="string">
            <text:p>Remplacer une base de données existan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Id</text:p>
          </table:table-cell>
          <table:table-cell office:value-type="string">
            <text:p>Identificador</text:p>
          </table:table-cell>
          <table:table-cell table:number-columns-repeated="2" office:value-type="string">
            <text:p>Identifier</text:p>
          </table:table-cell>
          <table:table-cell office:value-type="string">
            <text:p>Identifia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Label</text:p>
          </table:table-cell>
          <table:table-cell office:value-type="string">
            <text:p>Etiqueta</text:p>
          </table:table-cell>
          <table:table-cell office:value-type="string">
            <text:p>Label</text:p>
          </table:table-cell>
          <table:table-cell office:value-type="string">
            <text:p>Etiqueta</text:p>
          </table:table-cell>
          <table:table-cell office:value-type="string">
            <text:p>Étiquet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Id</text:p>
          </table:table-cell>
          <table:table-cell office:value-type="string">
            <text:p>Identificador</text:p>
          </table:table-cell>
          <table:table-cell office:value-type="string">
            <text:p>Identification of areas</text:p>
          </table:table-cell>
          <table:table-cell office:value-type="string">
            <text:p>Identidade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Label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querydef</text:p>
          </table:table-cell>
          <table:table-cell office:value-type="string">
            <text:p>msgOperator</text:p>
          </table:table-cell>
          <table:table-cell office:value-type="string">
            <text:p>Operador</text:p>
          </table:table-cell>
          <table:table-cell office:value-type="string">
            <text:p>Operator</text:p>
          </table:table-cell>
          <table:table-cell office:value-type="string">
            <text:p>Operador</text:p>
          </table:table-cell>
          <table:table-cell office:value-type="string">
            <text:p>Opérateur</text:p>
          </table:table-cell>
        </table:table-row>
        <table:table-row table:style-name="ro1">
          <table:table-cell office:value-type="string">
            <text:p>region</text:p>
          </table:table-cell>
          <table:table-cell office:value-type="string">
            <text:p>txtRoleADMINREGION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region</text:p>
          </table:table-cell>
          <table:table-cell office:value-type="string">
            <text:p>txtRoleSUPERVISOR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region</text:p>
          </table:table-cell>
          <table:table-cell office:value-type="string">
            <text:p>txtRoleUSER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region</text:p>
          </table:table-cell>
          <table:table-cell office:value-type="string">
            <text:p>txtRoleOBSERVER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region</text:p>
          </table:table-cell>
          <table:table-cell office:value-type="string">
            <text:p>txtRoleNONE</text:p>
          </table:table-cell>
          <table:table-cell office:value-type="string">
            <text:p>Bases Públicas</text:p>
          </table:table-cell>
          <table:table-cell office:value-type="string">
            <text:p>Public Databases</text:p>
          </table:table-cell>
          <table:table-cell office:value-type="string">
            <text:p>Bases de datos públicas</text:p>
          </table:table-cell>
          <table:table-cell office:value-type="string">
            <text:p>Bases de données publiques</text:p>
          </table:table-cell>
        </table:table-row>
        <table:table-row table:style-name="ro1">
          <table:table-cell office:value-type="string">
            <text:p>region</text:p>
          </table:table-cell>
          <table:table-cell office:value-type="string">
            <text:p>txtAvailableDB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 office:value-type="string">
            <text:p>Desastres inventários disponíveis</text:p>
          </table:table-cell>
          <table:table-cell office:value-type="string">
            <text:p>Inventaires de Désastres disponibles</text:p>
          </table:table-cell>
        </table:table-row>
      </table:table>
      <table:database-ranges>
        <table:database-range table:target-range-address="Hoja1.A1:Hoja1.F46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7P0" style:volatile="true">
      <number:text>R$ </number:text>
      <number:number number:decimal-places="0" number:min-integer-digits="1" number:grouping="true"/>
      <number:text> </number:text>
    </number:number-style>
    <number:number-style style:name="N127">
      <number:text>(R$ 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 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 </number:text>
      <number:number number:decimal-places="2" number:min-integer-digits="1" number:grouping="true"/>
      <number:text> </number:text>
    </number:number-style>
    <number:number-style style:name="N130">
      <number:text>(R$ 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 </number:text>
      <number:number number:decimal-places="0" number:min-integer-digits="1" number:grouping="true"/>
      <number:text> </number:text>
    </number:number-style>
    <number:number-style style:name="N139P1" style:volatile="true">
      <number:text> R$ (</number:text>
      <number:number number:decimal-places="0" number:min-integer-digits="1" number:grouping="true"/>
      <number:text>)</number:text>
    </number:number-style>
    <number:number-style style:name="N139P2" style:volatile="true">
      <number:text> R$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R$ </number:text>
      <number:number number:decimal-places="2" number:min-integer-digits="1" number:grouping="true"/>
      <number:text> </number:text>
    </number:number-style>
    <number:number-style style:name="N147P1" style:volatile="true">
      <number:text> R$ (</number:text>
      <number:number number:decimal-places="2" number:min-integer-digits="1" number:grouping="true"/>
      <number:text>)</number:text>
    </number:number-style>
    <number:number-style style:name="N147P2" style:volatile="true">
      <number:text> R$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3">02/23/2011</text:date>, <text:time>08:5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1-02-23T08:50:00</dc:date>
    <meta:editing-cycles>70</meta:editing-cycles>
    <meta:editing-duration>PT03H32M12S</meta:editing-duration>
    <meta:document-statistic meta:table-count="1" meta:cell-count="3000" meta:object-count="0"/>
    <meta:user-defined meta:name="Info 1"/>
    <meta:user-defined meta:name="Info 2"/>
    <meta:user-defined meta:name="Info 3"/>
    <meta:user-defined meta:name="Info 4"/>
  </office:meta>
</office:document-meta>
</file>